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85000001864D8F37C071EEFE97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4.847cm" svg:height="4.692cm" draw:z-index="0"><draw:image xlink:href="Pictures/1000000000000585000001864D8F37C071EEFE97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22:06.698505001</meta:creation-date>
    <dc:date>2019-03-26T13:03:41.744732162</dc:date>
    <meta:editing-duration>PT58S</meta:editing-duration>
    <meta:editing-cycles>2</meta:editing-cycles>
    <meta:generator>LibreOfficeDev/6.3.0.0.alpha0$Linux_X86_64 LibreOffice_project/535a0fc78524d81059bfb45e14e9a8986401dcd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